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c5d69" officeooo:paragraph-rsid="000c5d69"/>
    </style:style>
    <style:style style:name="P2" style:family="paragraph" style:parent-style-name="Standard">
      <style:text-properties officeooo:rsid="000c5d69" officeooo:paragraph-rsid="000c5d69"/>
    </style:style>
    <style:style style:name="P3" style:family="paragraph" style:parent-style-name="Standard" style:list-style-name="L1">
      <style:text-properties officeooo:rsid="000c5d69" officeooo:paragraph-rsid="000c5d69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licación de préstamos</text:p>
      <text:p text:style-name="P2"/>
      <text:p text:style-name="P2">Como usuario:</text:p>
      <text:p text:style-name="P2"/>
      <text:list text:style-name="L1">
        <text:list-item>
          <text:p text:style-name="P3">Debo tener la capacidad de registrarme</text:p>
        </text:list-item>
        <text:list-item>
          <text:p text:style-name="P3">Capacidad de iniciar sesión por medio de un correo electrónico y una contraseña</text:p>
        </text:list-item>
        <text:list-item>
          <text:p text:style-name="P3">Dependiendo del rol:</text:p>
          <text:list>
            <text:list-item>
              <text:p text:style-name="P3">Prestamista:</text:p>
              <text:list>
                <text:list-item>
                  <text:p text:style-name="P3">Debo poder agregar a mi base de datos a las personas las cuales les he prestado dinero, es decir, crear un nuevo préstamo que irá relacionado a una persona en particular.</text:p>
                </text:list-item>
                <text:list-item>
                  <text:p text:style-name="P3">Debo poder actualizar el estado del préstamo que se ha realizado</text:p>
                </text:list-item>
                <text:list-item>
                  <text:p text:style-name="P3">No debe ser posible la eliminación de los préstamos, es decir, sólo pueden cambiar el estado del mismo.</text:p>
                </text:list-item>
                <text:list-item>
                  <text:p text:style-name="P3">Debo tener una interfaz donde muestren métricas de los préstamos relacionados.</text:p>
                </text:list-item>
              </text:list>
            </text:list-item>
            <text:list-item>
              <text:p text:style-name="P3">Deudor:</text:p>
              <text:list>
                <text:list-item>
                  <text:p text:style-name="P3">Ingresar a un dashboard donde vea el historial de préstamos que me han hecho.</text:p>
                </text:list-item>
                <text:list-item>
                  <text:p text:style-name="P3">Poder tener la posibilidad de poder enviar un préstamo a revisión, es decir, subir una fotografía o documento PDF de evidencia para que el prestamista relacionado lo revise.</text:p>
                </text:list-item>
              </text:list>
            </text:list-item>
          </text:list>
        </text:list-item>
      </text:list>
      <text:p text:style-name="P2"/>
      <text:h text:style-name="P1" text:outline-level="3">Endpoints Generales (para todos los usuarios)</text:h>
      <text:list text:style-name="L3">
        <text:list-item>
          <text:p text:style-name="P4"><text:span text:style-name="Strong_20_Emphasis">Registro de usuarios</text:span></text:p>
          <text:list>
            <text:list-item>
              <text:p text:style-name="P5"><text:span text:style-name="Strong_20_Emphasis">POST /auth/register</text:span></text:p>
              <text:list>
                <text:list-item>
                  <text:p text:style-name="P5">Registra un nuevo usuario (prestamista o deudor) proporcionando nombre, correo electrónico, contraseña, y rol.</text:p>
                </text:list-item>
              </text:list>
            </text:list-item>
          </text:list>
        </text:list-item>
        <text:list-item>
          <text:p text:style-name="P4"><text:span text:style-name="Strong_20_Emphasis">Inicio de sesión</text:span></text:p>
          <text:list>
            <text:list-item>
              <text:p text:style-name="P5"><text:span text:style-name="Strong_20_Emphasis">POST /auth/login</text:span></text:p>
              <text:list>
                <text:list-item>
                  <text:p text:style-name="P5">Inicia sesión utilizando correo electrónico y contraseña, y devuelve un token JWT para autenticación.</text:p>
                </text:list-item>
              </text:list>
            </text:list-item>
          </text:list>
        </text:list-item>
        <text:list-item>
          <text:p text:style-name="P4"><text:span text:style-name="Strong_20_Emphasis">Perfil del usuario</text:span></text:p>
          <text:list>
            <text:list-item>
              <text:p text:style-name="P5"><text:span text:style-name="Strong_20_Emphasis">GET /users/me</text:span></text:p>
              <text:list>
                <text:list-item>
                  <text:p text:style-name="P5">Devuelve los detalles del perfil del usuario actualmente autenticado.</text:p>
                </text:list-item>
              </text:list>
            </text:list-item>
            <text:list-item>
              <text:p text:style-name="P5"><text:span text:style-name="Strong_20_Emphasis">PUT /users/me</text:span></text:p>
              <text:list>
                <text:list-item>
                  <text:p text:style-name="P4">Actualiza la información del perfil del usuario autenticado.</text:p>
                </text:list-item>
              </text:list>
            </text:list-item>
          </text:list>
        </text:list-item>
      </text:list>
      <text:h text:style-name="Heading_20_3" text:outline-level="3">Endpoints para Prestamistas</text:h>
      <text:list text:style-name="L4">
        <text:list-item>
          <text:p text:style-name="P6"><text:span text:style-name="Strong_20_Emphasis">Gestión de préstamos</text:span></text:p>
          <text:list>
            <text:list-item>
              <text:p text:style-name="P7"><text:span text:style-name="Strong_20_Emphasis">POST /loans</text:span></text:p>
              <text:list>
                <text:list-item>
                  <text:p text:style-name="P7">Crea un nuevo préstamo vinculado a un deudor específico, proporcionando detalles como el monto, tasa de interés, plazo, etc.</text:p>
                </text:list-item>
              </text:list>
            </text:list-item>
            <text:list-item>
              <text:p text:style-name="P7"><text:span text:style-name="Strong_20_Emphasis">GET /loans</text:span></text:p>
              <text:list>
                <text:list-item>
                  <text:p text:style-name="P7">Obtiene una lista de todos los préstamos creados por el prestamista autenticado.</text:p>
                </text:list-item>
              </text:list>
            </text:list-item>
            <text:list-item>
              <text:p text:style-name="P7"><text:span text:style-name="Strong_20_Emphasis">GET /loans/</text:span></text:p>
              <text:list>
                <text:list-item>
                  <text:p text:style-name="P7"><text:soft-page-break/>Obtiene los detalles de un préstamo específico creado por el prestamista autenticado.</text:p>
                </text:list-item>
              </text:list>
            </text:list-item>
            <text:list-item>
              <text:p text:style-name="P7"><text:span text:style-name="Strong_20_Emphasis">PUT /loans/</text:span></text:p>
              <text:list>
                <text:list-item>
                  <text:p text:style-name="P7">Actualiza el estado de un préstamo específico (por ejemplo, "activo", "pagado", "incumplido") sin permitir su eliminación.</text:p>
                </text:list-item>
              </text:list>
            </text:list-item>
          </text:list>
        </text:list-item>
        <text:list-item>
          <text:p text:style-name="P6"><text:span text:style-name="Strong_20_Emphasis">Métricas de préstamos</text:span></text:p>
          <text:list>
            <text:list-item>
              <text:p text:style-name="P7"><text:span text:style-name="Strong_20_Emphasis">GET /loans/metrics</text:span></text:p>
              <text:list>
                <text:list-item>
                  <text:p text:style-name="P6">Devuelve métricas y estadísticas relacionadas con los préstamos del prestamista (e.g., total de préstamos, montos pendientes, etc.).</text:p>
                </text:list-item>
              </text:list>
            </text:list-item>
          </text:list>
        </text:list-item>
      </text:list>
      <text:h text:style-name="Heading_20_3" text:outline-level="3">Endpoints para Deudores</text:h>
      <text:list text:style-name="L5">
        <text:list-item>
          <text:p text:style-name="P8"><text:span text:style-name="Strong_20_Emphasis">Visualización de préstamos</text:span></text:p>
          <text:list>
            <text:list-item>
              <text:p text:style-name="P9"><text:span text:style-name="Strong_20_Emphasis">GET /my-loans</text:span></text:p>
              <text:list>
                <text:list-item>
                  <text:p text:style-name="P9">Obtiene una lista de todos los préstamos donde el usuario autenticado es el deudor.</text:p>
                </text:list-item>
              </text:list>
            </text:list-item>
            <text:list-item>
              <text:p text:style-name="P9"><text:span text:style-name="Strong_20_Emphasis">GET /my-loans/</text:span></text:p>
              <text:list>
                <text:list-item>
                  <text:p text:style-name="P9">Obtiene los detalles de un préstamo específico donde el usuario autenticado es el deudor.</text:p>
                </text:list-item>
              </text:list>
            </text:list-item>
          </text:list>
        </text:list-item>
        <text:list-item>
          <text:p text:style-name="P8"><text:span text:style-name="Strong_20_Emphasis">Revisión de préstamos</text:span></text:p>
          <text:list>
            <text:list-item>
              <text:p text:style-name="P9"><text:span text:style-name="Strong_20_Emphasis">POST /loans/</text:span></text:p>
              <text:p text:style-name="P9"><text:span text:style-name="Strong_20_Emphasis">/review</text:span></text:p>
              <text:list>
                <text:list-item>
                  <text:p text:style-name="P8">Permite al deudor enviar una solicitud de revisión para un préstamo específico, subiendo evidencia en formato de imagen o PDF.</text:p>
                </text:list-item>
              </text:list>
            </text:list-item>
          </text:list>
        </text:list-item>
      </text:list>
      <text:h text:style-name="Heading_20_3" text:outline-level="3">Endpoints para Notificaciones</text:h>
      <text:list text:style-name="L6">
        <text:list-item>
          <text:p text:style-name="P11"><text:span text:style-name="Strong_20_Emphasis">Gestión de notificaciones</text:span></text:p>
          <text:list>
            <text:list-item>
              <text:p text:style-name="P11"><text:span text:style-name="Strong_20_Emphasis">GET /notifications</text:span></text:p>
              <text:list>
                <text:list-item>
                  <text:p text:style-name="P11">Obtiene una lista de notificaciones pendientes o históricas para el usuario autenticado.</text:p>
                </text:list-item>
              </text:list>
            </text:list-item>
            <text:list-item>
              <text:p text:style-name="P11"><text:span text:style-name="Strong_20_Emphasis">PUT /notifications/</text:span></text:p>
              <text:p text:style-name="P11"><text:span text:style-name="Strong_20_Emphasis">/mark-read</text:span></text:p>
              <text:list>
                <text:list-item>
                  <text:p text:style-name="P10">Marca una notificación como leída.</text:p>
                </text:list-item>
              </text:list>
            </text:list-item>
          </text:list>
        </text:list-item>
      </text:list>
      <text:h text:style-name="Heading_20_3" text:outline-level="3">Otros Endpoints Potenciales</text:h>
      <text:list text:style-name="L7">
        <text:list-item>
          <text:p text:style-name="P12"><text:span text:style-name="Strong_20_Emphasis">Gestión de archivos</text:span></text:p>
          <text:list>
            <text:list-item>
              <text:p text:style-name="P13"><text:span text:style-name="Strong_20_Emphasis">POST /files/upload</text:span></text:p>
              <text:list>
                <text:list-item>
                  <text:p text:style-name="P13">Sube archivos (como imágenes o PDF) al servidor y devuelve la URL del archivo.</text:p>
                </text:list-item>
              </text:list>
            </text:list-item>
          </text:list>
        </text:list-item>
        <text:list-item>
          <text:p text:style-name="P12"><text:span text:style-name="Strong_20_Emphasis">Roles de usuario</text:span></text:p>
        </text:list-item>
      </text:list>
      <text:list text:style-name="L8">
        <text:list-item>
          <text:p text:style-name="P15"><text:span text:style-name="Strong_20_Emphasis">GET /roles</text:span></text:p>
          <text:list>
            <text:list-item>
              <text:p text:style-name="P14">Devuelve una lista de roles disponibles en el sistema (e.g., "prestamista", "deudor").</text:p>
            </text:list-item>
          </text:list>
        </text:list-item>
      </text:list>
      <text:h text:style-name="Heading_20_3" text:outline-level="3"><text:soft-page-break/>Consideraciones Adicionales</text:h>
      <text:list text:style-name="L9">
        <text:list-item>
          <text:p text:style-name="P17"><text:span text:style-name="Strong_20_Emphasis">Autorización basada en roles:</text:span> Implementa middleware para proteger los endpoints y asegurar que solo los usuarios con los roles correctos puedan acceder a ellos.</text:p>
        </text:list-item>
        <text:list-item>
          <text:p text:style-name="P17"><text:span text:style-name="Strong_20_Emphasis">Paginación y filtros:</text:span> Considera agregar soporte para paginación y filtros en los endpoints de listados para manejar grandes volúmenes de datos.</text:p>
        </text:list-item>
        <text:list-item>
          <text:p text:style-name="P16"><text:span text:style-name="Strong_20_Emphasis">Manejo de errores:</text:span> Asegúrate de manejar adecuadamente los errores en cada endpoint, proporcionando mensajes de error claros y códigos de estado HTTP apropiados.</text:p>
        </text:list-item>
      </text:list>
      <text:p text:style-name="Text_20_body">Estos endpoints deberían cubrir las funcionalidades principales requeridas para tu aplicación y proporcionar una estructura clara para el desarrollo del backend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5:07:44.027444080</meta:creation-date>
    <dc:date>2024-08-27T15:21:21.052617790</dc:date>
    <meta:editing-duration>PT2M34S</meta:editing-duration>
    <meta:editing-cycles>1</meta:editing-cycles>
    <meta:document-statistic meta:table-count="0" meta:image-count="0" meta:object-count="0" meta:page-count="3" meta:paragraph-count="67" meta:word-count="585" meta:character-count="3640" meta:non-whitespace-character-count="3180"/>
    <meta:generator>LibreOffice/24.2.5.2$Linux_X86_64 LibreOffice_project/420$Build-2</meta:generator>
  </office:meta>
</office:document-meta>
</file>